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0000cc" draw:textarea-horizontal-align="justify" draw:textarea-vertical-align="middle" draw:auto-grow-height="false" fo:min-height="13.25cm" fo:min-width="7.6cm" fo:padding-top="0.175cm" fo:padding-bottom="0.175cm" fo:padding-left="0.3cm" fo:padding-right="0.3cm"/>
    </style:style>
    <style:style style:name="gr2" style:family="graphic" style:parent-style-name="standard">
      <style:graphic-properties draw:stroke="none" draw:fill-color="#006600" draw:textarea-horizontal-align="justify" draw:textarea-vertical-align="middle" draw:auto-grow-height="false" fo:min-height="3.35cm" fo:min-width="2.4cm"/>
    </style:style>
    <style:style style:name="gr3" style:family="graphic" style:parent-style-name="standard">
      <style:graphic-properties draw:stroke="none" draw:fill-color="#99ff66" draw:textarea-horizontal-align="justify" draw:textarea-vertical-align="middle" draw:auto-grow-height="false" fo:min-height="2.15cm" fo:min-width="1.9cm"/>
    </style:style>
    <style:style style:name="gr4" style:family="graphic" style:parent-style-name="objectwithoutfill">
      <style:graphic-properties svg:stroke-width="0.7cm" svg:stroke-color="#00ccff" draw:marker-start-width="2.3cm" draw:marker-end="Arrow" draw:marker-end-width="1.5cm" svg:stroke-opacity="75%" draw:fill="none" draw:textarea-vertical-align="middle" fo:padding-top="0.475cm" fo:padding-bottom="0.475cm" fo:padding-left="0.6cm" fo:padding-right="0.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</style:style>
    <style:style style:name="gr6" style:family="graphic" style:parent-style-name="objectwithoutfill">
      <style:graphic-properties svg:stroke-width="0.2cm" svg:stroke-color="#ffffff" draw:marker-start="Arrow" draw:marker-start-width="0.4cm" draw:marker-end="Arrow" draw:marker-end-width="0.4cm" draw:fill="none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svg:stroke-width="0.1cm" svg:stroke-color="#ffffff" draw:marker-start-width="0.5cm" draw:marker-end="Arrow" draw:marker-end-width="0.4cm" draw:fill="none" draw:textarea-vertical-align="middle" fo:padding-top="0.175cm" fo:padding-bottom="0.175cm" fo:padding-left="0.3cm" fo:padding-right="0.3cm"/>
    </style:style>
    <style:style style:name="gr8" style:family="graphic" style:parent-style-name="objectwithoutfill">
      <style:graphic-properties svg:stroke-width="0.1cm" svg:stroke-color="#ffffff" draw:marker-start="Arrow" draw:marker-start-width="0.4cm" draw:marker-end="Arrow" draw:marker-end-width="0.4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svg:stroke-color="#ffffff" draw:marker-start-width="0.5cm" draw:marker-end-width="0.6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none" draw:fill="none" draw:textarea-horizontal-align="justify" draw:textarea-vertical-align="middle" draw:auto-grow-height="false" fo:min-height="0.75cm" fo:min-width="0.9cm"/>
    </style:style>
    <style:style style:name="gr11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6cm" svg:stroke-color="#00ccff" draw:marker-start-width="2cm" draw:marker-end="Arrow" draw:marker-end-width="1.05cm" svg:stroke-opacity="75%" draw:fill="none" draw:textarea-vertical-align="middle" fo:padding-top="0.425cm" fo:padding-bottom="0.425cm" fo:padding-left="0.55cm" fo:padding-right="0.55cm"/>
    </style:style>
    <style:style style:name="gr13" style:family="graphic" style:parent-style-name="objectwithoutfill">
      <style:graphic-properties svg:stroke-width="0.6cm" svg:stroke-color="#00ccff" draw:marker-start="Arrow" draw:marker-start-width="1.05cm" draw:marker-end-width="1.05cm" svg:stroke-opacity="75%" draw:fill="none" draw:textarea-vertical-align="middle" fo:padding-top="0.425cm" fo:padding-bottom="0.425cm" fo:padding-left="0.55cm" fo:padding-right="0.55cm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0.75cm" fo:min-width="1.6cm"/>
    </style:style>
    <style:style style:name="gr15" style:family="graphic" style:parent-style-name="standard">
      <style:graphic-properties svg:stroke-width="0cm" svg:stroke-color="#000000" draw:marker-start-width="0.3cm" draw:marker-end="Line_20_Arrow" draw:marker-end-width="0.2cm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0cm"/>
    </style:style>
    <style:style style:name="gr17" style:family="graphic" style:parent-style-name="standard">
      <style:graphic-properties svg:stroke-width="0cm" svg:stroke-color="#000000" draw:marker-start="Line_20_Arrow" draw:marker-start-width="0.2cm" draw:marker-end-width="0.2cm" draw:textarea-vertical-align="middle" fo:padding-top="0.125cm" fo:padding-bottom="0.125cm" fo:padding-left="0.25cm" fo:padding-right="0.2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1.81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42cm" fo:min-width="2.4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2.948cm"/>
    </style:style>
    <style:style style:name="P1" style:family="paragraph">
      <loext:graphic-properties draw:fill-color="#0000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6600"/>
      <style:paragraph-properties fo:text-align="center"/>
      <style:text-properties fo:font-size="16pt" style:font-size-asian="18pt" style:font-size-complex="18pt"/>
    </style:style>
    <style:style style:name="P4" style:family="paragraph">
      <loext:graphic-properties draw:fill-color="#99ff66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  <style:text-properties fo:color="#ffffff" fo:font-size="12pt" style:font-size-asian="18pt" style:font-size-complex="18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color="#000000" fo:font-size="12pt" style:font-size-asian="18pt" style:font-size-complex="18pt"/>
    </style:style>
    <style:style style:name="P10" style:family="paragraph">
      <loext:graphic-properties draw:fill="none" draw:fill-color="#ffffff"/>
      <style:text-properties fo:font-size="11pt" style:font-size-asian="18pt" style:font-size-complex="18pt"/>
    </style:style>
    <style:style style:name="P11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6pt" style:font-size-asian="18pt" style:font-size-complex="18pt"/>
    </style:style>
    <style:style style:name="T2" style:family="text">
      <style:text-properties fo:color="#ffffff" fo:font-size="12pt" style:font-size-asian="18pt" style:font-size-complex="18pt"/>
    </style:style>
    <style:style style:name="T3" style:family="text">
      <style:text-properties fo:color="#000000" fo:font-size="12pt" style:font-size-asian="18pt" style:font-size-complex="18pt"/>
    </style:style>
    <style:style style:name="T4" style:family="text">
      <style:text-properties fo:font-size="11pt" style:font-size-asian="18pt" style:font-size-complex="18pt"/>
    </style:style>
    <style:style style:name="T5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.2cm" svg:height="13.6cm" svg:x="4.876cm" svg:y="0.2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2.9cm" svg:height="3.6cm" svg:x="5.576cm" svg:y="1.599cm">
          <text:p text:style-name="P2"><text:span text:style-name="T1">ADC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2.9cm" svg:height="3.6cm" svg:x="5.576cm" svg:y="5.499cm">
          <text:p text:style-name="P2"><text:span text:style-name="T1">SFP &amp;</text:span></text:p>
          <text:p text:style-name="P2"><text:span text:style-name="T1">Mini-SAS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2.9cm" svg:height="3.6cm" svg:x="5.576cm" svg:y="9.399cm">
          <text:p text:style-name="P2"><text:span text:style-name="T1">Trigger I/O</text:span></text:p>
          <text:p text:style-name="P2"><text:span text:style-name="T1">Mezzanine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2.4cm" svg:height="2.4cm" svg:x="9.376cm" svg:y="6.099cm">
          <text:p text:style-name="P2">Stratix</text:p>
          <text:p text:style-name="P2">IV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0.215cm" svg:y1="3.37cm" svg:x2="5.576cm" svg:y2="3.399cm" draw:end-shape="id1" draw:end-glue-point="3" svg:d="M215 3370l5361 29" svg:viewBox="0 0 5362 30">
          <text:p/>
        </draw:connector>
        <draw:frame draw:style-name="gr5" draw:text-style-name="P6" draw:layer="layout" svg:width="3.673cm" svg:height="0.962cm" svg:x="0.276cm" svg:y="1.799cm">
          <draw:text-box>
            <text:p>22 x ASUM</text:p>
          </draw:text-box>
        </draw:frame>
        <draw:connector draw:style-name="gr6" draw:text-style-name="P5" draw:layer="layout" svg:x1="8.476cm" svg:y1="3.399cm" svg:x2="10.576cm" svg:y2="6.099cm" draw:start-shape="id1" draw:start-glue-point="1" draw:end-shape="id2" draw:end-glue-point="0" svg:d="M8476 3399h2100v2700" svg:viewBox="0 0 2101 2701">
          <text:p/>
        </draw:connector>
        <draw:connector draw:style-name="gr7" draw:text-style-name="P5" draw:layer="layout" svg:x1="9.376cm" svg:y1="7.299cm" svg:x2="8.476cm" svg:y2="7.299cm" draw:start-shape="id2" draw:start-glue-point="3" draw:end-shape="id3" draw:end-glue-point="1" svg:d="M9376 7299h-900" svg:viewBox="0 0 901 1">
          <text:p/>
        </draw:connector>
        <draw:connector draw:style-name="gr8" draw:text-style-name="P5" draw:layer="layout" svg:x1="10.576cm" svg:y1="8.499cm" svg:x2="8.476cm" svg:y2="11.199cm" draw:start-shape="id2" draw:start-glue-point="2" draw:end-shape="id4" draw:end-glue-point="1" svg:d="M10576 8499v2700h-2100" svg:viewBox="0 0 2101 2701">
          <text:p/>
        </draw:connector>
        <draw:line draw:style-name="gr9" draw:text-style-name="P5" xml:id="id5" draw:id="id5" draw:layer="layout" svg:x1="11.276cm" svg:y1="6.099cm" svg:x2="11.276cm" svg:y2="0.799cm">
          <text:p/>
        </draw:line>
        <draw:connector draw:style-name="gr7" draw:text-style-name="P5" draw:layer="layout" svg:x1="11.276cm" svg:y1="0.799cm" svg:x2="7.026cm" svg:y2="1.599cm" draw:start-shape="id5" draw:start-glue-point="0" draw:end-shape="id1" draw:end-glue-point="0" svg:d="M11276 799h-4250v800" svg:viewBox="0 0 4251 801">
          <text:p/>
        </draw:connector>
        <draw:custom-shape draw:style-name="gr10" draw:text-style-name="P7" draw:layer="layout" svg:width="1.4cm" svg:height="1cm" svg:x="11.176cm" svg:y="0.799cm">
          <text:p text:style-name="P2"><text:span text:style-name="T2">S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8" draw:layer="layout" svg:width="0.09cm" svg:height="0.2cm" svg:x="11.238cm" svg:y="0.749cm">
          <text:p/>
          <draw:enhanced-geometry svg:viewBox="0 0 21600 21600" draw:type="rectangle" draw:enhanced-path="M 0 0 L 21600 0 21600 21600 0 21600 0 0 Z N"/>
        </draw:custom-shape>
        <draw:connector draw:style-name="gr12" draw:text-style-name="P5" draw:layer="layout" draw:type="line" svg:x1="11.753cm" svg:y1="8.098cm" svg:x2="14.415cm" svg:y2="8.08cm" svg:d="M11753 8098l2662-18" svg:viewBox="0 0 2663 19">
          <text:p/>
        </draw:connector>
        <draw:connector draw:style-name="gr13" draw:text-style-name="P5" draw:layer="layout" draw:type="line" svg:x1="11.745cm" svg:y1="6.4cm" svg:x2="14.407cm" svg:y2="6.382cm" svg:d="M11745 6400l2662-18" svg:viewBox="0 0 2663 19">
          <text:p/>
        </draw:connector>
        <draw:custom-shape draw:style-name="gr14" draw:text-style-name="P5" draw:layer="layout" svg:width="2.1cm" svg:height="1cm" svg:x="12.876cm" svg:y="8.399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2.1cm" svg:height="1cm" svg:x="13.176cm" svg:y="4.999cm">
          <text:p text:style-name="P2">Control</text:p>
          <draw:enhanced-geometry svg:viewBox="0 0 21600 21600" draw:type="rectangle" draw:enhanced-path="M 0 0 L 21600 0 21600 21600 0 21600 0 0 Z N"/>
        </draw:custom-shape>
        <draw:line draw:style-name="gr15" draw:text-style-name="P2" draw:layer="layout" svg:x1="5.476cm" svg:y1="10.199cm" svg:x2="0.876cm" svg:y2="10.199cm">
          <text:p/>
        </draw:line>
        <draw:frame draw:style-name="gr16" draw:text-style-name="P9" draw:layer="layout" svg:width="3.896cm" svg:height="0.729cm" svg:x="1.176cm" svg:y="9.499cm">
          <draw:text-box>
            <text:p><text:span text:style-name="T3">6 x Trigger Out</text:span></text:p>
          </draw:text-box>
        </draw:frame>
        <draw:line draw:style-name="gr15" draw:text-style-name="P2" draw:layer="layout" svg:x1="5.525cm" svg:y1="10.95cm" svg:x2="0.925cm" svg:y2="10.95cm">
          <text:p/>
        </draw:line>
        <draw:frame draw:style-name="gr16" draw:text-style-name="P9" draw:layer="layout" svg:width="3.896cm" svg:height="0.729cm" svg:x="1.225cm" svg:y="10.25cm">
          <draw:text-box>
            <text:p><text:span text:style-name="T3">2 x External Out</text:span></text:p>
          </draw:text-box>
        </draw:frame>
        <draw:line draw:style-name="gr17" draw:text-style-name="P2" draw:layer="layout" svg:x1="5.529cm" svg:y1="11.654cm" svg:x2="0.929cm" svg:y2="11.654cm">
          <text:p/>
        </draw:line>
        <draw:frame draw:style-name="gr18" draw:text-style-name="P10" draw:layer="layout" svg:width="2.318cm" svg:height="0.692cm" svg:x="1.276cm" svg:y="10.97cm">
          <draw:text-box>
            <text:p><text:span text:style-name="T4">VME Busy</text:span></text:p>
          </draw:text-box>
        </draw:frame>
        <draw:line draw:style-name="gr17" draw:text-style-name="P2" draw:layer="layout" svg:x1="5.54cm" svg:y1="12.293cm" svg:x2="0.94cm" svg:y2="12.293cm">
          <text:p/>
        </draw:line>
        <draw:frame draw:style-name="gr19" draw:text-style-name="P10" draw:layer="layout" svg:width="2.995cm" svg:height="0.692cm" svg:x="1.287cm" svg:y="11.609cm">
          <draw:text-box>
            <text:p><text:span text:style-name="T4">3 x External In</text:span></text:p>
          </draw:text-box>
        </draw:frame>
        <draw:line draw:style-name="gr17" draw:text-style-name="P2" draw:layer="layout" svg:x1="5.478cm" svg:y1="7.356cm" svg:x2="0.878cm" svg:y2="7.356cm">
          <text:p/>
        </draw:line>
        <draw:frame draw:style-name="gr20" draw:text-style-name="P11" draw:layer="layout" svg:width="3.448cm" svg:height="0.729cm" svg:x="1.1cm" svg:y="6.7cm">
          <draw:text-box>
            <text:p><text:span text:style-name="T5">Master Clock I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.5cm" fo:page-height="14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imon </meta:initial-creator>
    <meta:creation-date>2016-07-25T11:06:55.304663326</meta:creation-date>
    <dc:date>2016-07-25T16:21:58.372329567</dc:date>
    <dc:creator>Simon </dc:creator>
    <meta:editing-duration>PT35M15S</meta:editing-duration>
    <meta:editing-cycles>8</meta:editing-cycles>
    <meta:generator>LibreOffice/5.0.3.2$Linux_X86_64 LibreOffice_project/00m0$Build-2</meta:generator>
    <meta:document-statistic meta:object-count="28"/>
  </office:meta>
</office:document-meta>
</file>